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opacity="50%" draw:textarea-horizontal-align="justify" draw:textarea-vertical-align="middle" draw:auto-grow-height="false" fo:min-height="7.497cm" fo:min-width="0.389cm" draw:shadow-opacity="50%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3.179cm" fo:min-width="2.929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3.941cm" fo:min-width="2.929cm"/>
    </style:style>
    <style:style style:name="gr4" style:family="graphic" style:parent-style-name="standard">
      <style:graphic-properties svg:stroke-color="#dddddd" draw:fill-color="#dddddd" draw:textarea-horizontal-align="justify" draw:textarea-vertical-align="middle" draw:auto-grow-height="false" fo:min-height="1.909cm" fo:min-width="1.913cm"/>
    </style:style>
    <style:style style:name="gr5" style:family="graphic" style:parent-style-name="standard">
      <style:graphic-properties svg:stroke-color="#dddddd" draw:fill-color="#dddddd" draw:textarea-horizontal-align="justify" draw:textarea-vertical-align="middle" draw:auto-grow-height="false" fo:min-height="3.052cm" fo:min-width="1.913cm"/>
    </style:style>
    <style:style style:name="gr6" style:family="graphic" style:parent-style-name="standard">
      <style:graphic-properties svg:stroke-color="#333333" draw:fill-color="#333333" draw:textarea-horizontal-align="justify" draw:textarea-vertical-align="middle" draw:auto-grow-height="false" fo:min-height="1.909cm" fo:min-width="1.913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1.274cm" fo:min-width="1.913cm"/>
    </style:style>
    <style:style style:name="gr8" style:family="graphic" style:parent-style-name="standard">
      <style:graphic-properties svg:stroke-color="#333333" draw:fill-color="#666666" draw:textarea-horizontal-align="justify" draw:textarea-vertical-align="middle" draw:auto-grow-height="false" fo:min-height="1.909cm" fo:min-width="1.913cm"/>
    </style:style>
    <style:style style:name="gr9" style:family="graphic" style:parent-style-name="standard">
      <style:graphic-properties svg:stroke-color="#333333" draw:fill-color="#333333" draw:textarea-horizontal-align="justify" draw:textarea-vertical-align="middle" draw:auto-grow-height="false" fo:min-height="1.568cm" fo:min-width="1.532cm"/>
    </style:style>
    <style:style style:name="gr10" style:family="graphic" style:parent-style-name="standard">
      <style:graphic-properties draw:stroke="none" draw:fill="none" draw:fill-color="#ffffff" draw:opacity="50%" draw:textarea-horizontal-align="justify" draw:textarea-vertical-align="middle" draw:auto-grow-height="false" fo:min-height="11.053cm" fo:min-width="5.088cm" draw:shadow-opacity="50%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2.175cm" fo:min-width="1.925cm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1.277cm" fo:min-width="1.207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277cm" fo:min-width="1.207cm"/>
    </style:style>
    <style:style style:name="gr14" style:family="graphic" style:parent-style-name="standard">
      <style:graphic-properties svg:stroke-color="#333333" draw:fill-color="#666666" draw:textarea-horizontal-align="justify" draw:textarea-vertical-align="middle" draw:auto-grow-height="false" fo:min-height="1.277cm" fo:min-width="1.207cm"/>
    </style:style>
    <style:style style:name="gr15" style:family="graphic" style:parent-style-name="standard">
      <style:graphic-properties svg:stroke-color="#333333" draw:fill-color="#333333" draw:textarea-horizontal-align="justify" draw:textarea-vertical-align="middle" draw:auto-grow-height="false" fo:min-height="1.036cm" fo:min-width="0.938cm"/>
    </style:style>
    <style:style style:name="gr16" style:family="graphic" style:parent-style-name="standard">
      <style:graphic-properties svg:stroke-color="#333333" draw:fill-color="#666666" draw:textarea-horizontal-align="justify" draw:textarea-vertical-align="middle" draw:auto-grow-height="false" fo:min-height="1.457cm" fo:min-width="1.207cm"/>
    </style:style>
    <style:style style:name="gr17" style:family="graphic" style:parent-style-name="standard">
      <style:graphic-properties svg:stroke-color="#333333" draw:fill-color="#333333" draw:textarea-horizontal-align="justify" draw:textarea-vertical-align="middle" draw:auto-grow-height="false" fo:min-height="1.188cm" fo:min-width="0.938cm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2.49cm" fo:min-width="2.24cm"/>
    </style:style>
    <style:style style:name="gr19" style:family="graphic" style:parent-style-name="standard">
      <style:graphic-properties svg:stroke-color="#808080" draw:fill-color="#808080" draw:textarea-horizontal-align="justify" draw:textarea-vertical-align="middle" draw:auto-grow-height="false" fo:min-height="3.56cm" fo:min-width="3.374cm"/>
    </style:style>
    <style:style style:name="gr20" style:family="graphic" style:parent-style-name="standard">
      <style:graphic-properties svg:stroke-color="#dddddd" draw:fill-color="#cccccc" draw:textarea-horizontal-align="justify" draw:textarea-vertical-align="middle" draw:auto-grow-height="false" fo:min-height="1.758cm" fo:min-width="1.745cm"/>
    </style:style>
    <style:style style:name="gr21" style:family="graphic" style:parent-style-name="standard">
      <style:graphic-properties svg:stroke-color="#dddddd" draw:fill-color="#dddddd" draw:textarea-vertical-align="middle"/>
    </style:style>
    <style:style style:name="gr22" style:family="graphic" style:parent-style-name="standard">
      <style:graphic-properties svg:stroke-color="#dddddd" draw:fill-color="#dddddd" draw:textarea-horizontal-align="justify" draw:textarea-vertical-align="middle" draw:auto-grow-height="false" fo:min-height="1.758cm" fo:min-width="1.745cm"/>
    </style:style>
    <style:style style:name="gr23" style:family="graphic" style:parent-style-name="standard">
      <style:graphic-properties svg:stroke-width="0.102cm" svg:stroke-color="#eeeeee" draw:marker-start-width="0.509cm" draw:marker-end-width="0.509cm" draw:fill-color="#ffffff" draw:textarea-horizontal-align="justify" draw:textarea-vertical-align="middle" draw:auto-grow-height="false" fo:min-height="2.061cm" fo:min-width="1.938cm" fo:padding-top="0.176cm" fo:padding-bottom="0.176cm" fo:padding-left="0.301cm" fo:padding-right="0.301cm"/>
    </style:style>
    <style:style style:name="gr24" style:family="graphic" style:parent-style-name="standard">
      <style:graphic-properties svg:stroke-color="#cccccc" draw:fill-color="#cccccc" draw:textarea-horizontal-align="justify" draw:textarea-vertical-align="middle" draw:auto-grow-height="false" fo:min-height="2.163cm" fo:min-width="2.394cm"/>
    </style:style>
    <style:style style:name="gr25" style:family="graphic" style:parent-style-name="standard">
      <style:graphic-properties svg:stroke-color="#808080" draw:fill-color="#808080" draw:textarea-horizontal-align="justify" draw:textarea-vertical-align="middle" draw:auto-grow-height="false" fo:min-height="3.624cm" fo:min-width="3.374cm"/>
    </style:style>
    <style:style style:name="gr26" style:family="graphic" style:parent-style-name="standard">
      <style:graphic-properties svg:stroke-color="#dddddd" draw:fill-color="#cccccc" draw:textarea-horizontal-align="justify" draw:textarea-vertical-align="middle" draw:auto-grow-height="false" fo:min-height="2.59cm" fo:min-width="2.675cm"/>
    </style:style>
    <style:style style:name="gr27" style:family="graphic" style:parent-style-name="standard">
      <style:graphic-properties svg:stroke-color="#dddddd" draw:fill-color="#dddddd" draw:textarea-horizontal-align="justify" draw:textarea-vertical-align="middle" draw:auto-grow-height="false" fo:min-height="2.59cm" fo:min-width="2.675cm"/>
    </style:style>
    <style:style style:name="gr28" style:family="graphic" style:parent-style-name="standard">
      <style:graphic-properties svg:stroke-width="0.102cm" svg:stroke-color="#eeeeee" draw:marker-start-width="0.509cm" draw:marker-end-width="0.509cm" draw:fill-color="#ffffff" draw:textarea-horizontal-align="justify" draw:textarea-vertical-align="middle" draw:auto-grow-height="false" fo:min-height="2.062cm" fo:min-width="1.938cm" fo:padding-top="0.176cm" fo:padding-bottom="0.176cm" fo:padding-left="0.301cm" fo:padding-right="0.301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2.164cm" fo:min-width="2.394cm"/>
    </style:style>
    <style:style style:name="gr30" style:family="graphic" style:parent-style-name="standard">
      <style:graphic-properties svg:stroke-color="#dddddd" draw:fill-color="#dddddd" draw:textarea-horizontal-align="justify" draw:textarea-vertical-align="middle" draw:auto-grow-height="false" fo:min-height="2.872cm" fo:min-width="2.675cm"/>
    </style:style>
    <style:style style:name="gr31" style:family="graphic" style:parent-style-name="standard">
      <style:graphic-properties svg:stroke-color="#666666" draw:fill-color="#666666" draw:textarea-horizontal-align="justify" draw:textarea-vertical-align="middle" draw:auto-grow-height="false" fo:min-height="3.188cm" fo:min-width="10.05cm"/>
    </style:style>
    <style:style style:name="gr32" style:family="graphic" style:parent-style-name="standard">
      <style:graphic-properties svg:stroke-color="#cccccc" draw:fill-color="#cccccc" draw:textarea-horizontal-align="justify" draw:textarea-vertical-align="middle" draw:auto-grow-height="false" fo:min-height="1.909cm" fo:min-width="4.58cm"/>
    </style:style>
    <style:style style:name="gr33" style:family="graphic" style:parent-style-name="standard">
      <style:graphic-properties svg:stroke-color="#b2b2b2" draw:fill-color="#b2b2b2" draw:textarea-vertical-align="middle"/>
    </style:style>
    <style:style style:name="gr34" style:family="graphic" style:parent-style-name="standard">
      <style:graphic-properties svg:stroke-color="#666666" draw:fill-color="#666666" draw:textarea-horizontal-align="justify" draw:textarea-vertical-align="middle" draw:auto-grow-height="false" fo:min-height="3.56cm" fo:min-width="10.422cm"/>
    </style:style>
    <style:style style:name="P1" style:family="paragraph">
      <loext:graphic-properties draw:fill-color="#c5000b" draw:opacity="50%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 draw:opacity="50%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7.747cm" svg:x="1.127cm" svg:y="1.38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3.429cm" svg:height="3.429cm" svg:x="14.78cm" svg:y="10.268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3.429cm" svg:height="3.429cm" svg:x="14.78cm" svg:y="6.33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429cm" svg:height="4.191cm" svg:x="14.78cm" svg:y="7.85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4" draw:text-style-name="P3" draw:layer="layout" svg:width="2.413cm" svg:height="2.159cm" svg:x="15.288cm" svg:y="8.74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413cm" svg:height="3.302cm" svg:x="15.288cm" svg:y="9.89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6" draw:text-style-name="P4" draw:layer="layout" svg:width="2.413cm" svg:height="2.159cm" svg:x="15.288cm" svg:y="12.3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2.413cm" svg:height="1.524cm" svg:x="15.288cm" svg:y="13.196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8" draw:text-style-name="P5" draw:layer="layout" svg:width="2.413cm" svg:height="2.159cm" svg:x="15.288cm" svg:y="13.5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2.032cm" svg:height="1.818cm" svg:x="15.478cm" svg:y="13.83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6" draw:layer="layout" svg:width="5.588cm" svg:height="11.303cm" svg:x="13.7cm" svg:y="4.5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2" draw:layer="layout" svg:width="3.429cm" svg:height="3.429cm" svg:x="7.414cm" svg:y="6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3.429cm" svg:height="3.429cm" svg:x="7.414cm" svg:y="10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429cm" svg:height="4.191cm" svg:x="7.414cm" svg:y="8.36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2.413cm" svg:height="2.159cm" svg:x="7.922cm" svg:y="9.5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413cm" svg:height="3.302cm" svg:x="7.922cm" svg:y="7.22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2.413cm" svg:height="2.159cm" svg:x="7.9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2.413cm" svg:height="1.524cm" svg:x="7.922cm" svg:y="5.6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5" draw:layer="layout" svg:width="2.413cm" svg:height="2.159cm" svg:x="7.922cm" svg:y="4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4" draw:layer="layout" svg:width="2.032cm" svg:height="1.818cm" svg:x="8.112cm" svg:y="4.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6" draw:layer="layout" svg:width="5.588cm" svg:height="11.303cm" svg:x="6.334cm" svg:y="4.5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2" draw:layer="layout" svg:width="3.429cm" svg:height="3.429cm" svg:x="22.146cm" svg:y="6.3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3.429cm" svg:height="3.429cm" svg:x="22.146cm" svg:y="10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429cm" svg:height="4.191cm" svg:x="22.146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2.413cm" svg:height="2.413cm" svg:x="22.654cm" svg:y="9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2.032cm" svg:height="2.032cm" svg:x="22.844cm" svg:y="9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6" draw:layer="layout" svg:width="5.588cm" svg:height="11.303cm" svg:x="21.066cm" svg:y="4.5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0.889cm" svg:height="7.747cm" svg:x="1.127cm" svg:y="1.381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6" draw:layer="layout" svg:width="5.588cm" svg:height="11.303cm" svg:x="6.08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3.874cm" svg:height="3.874cm" svg:x="6.96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3.874cm" svg:height="3.874cm" svg:x="6.969cm" svg:y="10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3.874cm" svg:height="3.81cm" svg:x="6.969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3.175cm" svg:height="2.84cm" svg:x="7.3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2.413cm" svg:height="2.159cm" svg:x="7.731cm" svg:y="9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1" draw:text-style-name="P3" draw:layer="layout" svg:width="3.174cm" svg:height="3.555cm" svg:x="7.35cm" svg:y="6.842cm" svg:viewBox="0 0 3175 3556" draw:points="2794,3556 3175,0 0,0 381,3556">
            <text:p/>
          </draw:polygon>
          <draw:custom-shape draw:style-name="gr22" draw:text-style-name="P3" draw:layer="layout" svg:width="3.175cm" svg:height="2.84cm" svg:x="7.35cm" svg:y="5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draw:layer="layout" svg:width="2.54cm" svg:height="2.413cm" draw:transform="rotate (3.12064870256586) translate (10.143cm 7.784cm)">
            <text:p/>
            <draw:enhanced-geometry svg:viewBox="0 0 21600 21600" draw:type="block-arc" draw:modifiers="-131.057422603684 4782.1193830226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7" draw:layer="layout" svg:width="2.894cm" svg:height="2.413cm" draw:transform="rotate (0.0219911485751285) translate (7.452cm 5.629cm)">
            <text:p/>
            <draw:enhanced-geometry svg:viewBox="0 0 21600 21600" draw:type="block-arc" draw:modifiers="-169.960565731063 8982.402731931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8" draw:layer="layout" svg:width="2.54cm" svg:height="2.413cm" draw:transform="rotate (3.12064870256586) translate (10.147cm 12.202cm)">
            <text:p/>
            <draw:enhanced-geometry svg:viewBox="0 0 21600 21600" draw:type="block-arc" draw:modifiers="-131.753402217398 7844.134363942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custom-shape draw:style-name="gr10" draw:text-style-name="P6" draw:layer="layout" svg:width="5.588cm" svg:height="11.303cm" svg:x="13.7cm" svg:y="5.44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" draw:text-style-name="P2" draw:layer="layout" svg:width="3.874cm" svg:height="3.874cm" svg:x="14.589cm" svg:y="10.84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3.874cm" svg:height="3.874cm" svg:x="14.589cm" svg:y="7.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3.874cm" svg:height="3.81cm" svg:x="14.589cm" svg:y="9.12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7" draw:layer="layout" svg:width="3.175cm" svg:height="2.84cm" svg:x="14.97cm" svg:y="9.7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413cm" svg:height="2.159cm" svg:x="15.351cm" svg:y="10.7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1" draw:text-style-name="P3" draw:layer="layout" svg:width="3.174cm" svg:height="3.555cm" draw:transform="rotate (-3.14159265358979) translate (18.145cm 15.351cm)" svg:viewBox="0 0 3175 3556" draw:points="381,3556 0,0 3175,0 2794,3556">
            <text:p/>
          </draw:polygon>
          <draw:custom-shape draw:style-name="gr27" draw:text-style-name="P3" draw:layer="layout" svg:width="3.175cm" svg:height="2.84cm" svg:x="14.97cm" svg:y="13.85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2.54cm" svg:height="2.415cm" draw:transform="rotate (3.12064870256586) translate (17.763cm 16.873cm)">
            <text:p/>
            <draw:enhanced-geometry svg:viewBox="0 0 21600 21600" draw:mirror-vertical="true" draw:type="block-arc" draw:modifiers="-131.057422603684 4782.1193830226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9" draw:text-style-name="P7" draw:layer="layout" svg:width="2.894cm" svg:height="2.417cm" draw:transform="rotate (0.0219911485751285) translate (15.072cm 14.212cm)">
            <text:p/>
            <draw:enhanced-geometry svg:viewBox="0 0 21600 21600" draw:mirror-vertical="true" draw:type="block-arc" draw:modifiers="-169.960565731063 8982.402731931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8" draw:text-style-name="P8" draw:layer="layout" svg:width="2.54cm" svg:height="2.415cm" draw:transform="rotate (3.12064870256586) translate (17.767cm 12.455cm)">
            <text:p/>
            <draw:enhanced-geometry svg:viewBox="0 0 21600 21600" draw:mirror-vertical="true" draw:type="block-arc" draw:modifiers="-131.753402217398 7844.134363942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custom-shape draw:style-name="gr10" draw:text-style-name="P6" draw:layer="layout" svg:width="5.588cm" svg:height="11.303cm" svg:x="21.066cm" svg:y="5.44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" draw:text-style-name="P2" draw:layer="layout" svg:width="3.874cm" svg:height="3.874cm" svg:x="21.955cm" svg:y="10.84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3.874cm" svg:height="3.874cm" svg:x="21.955cm" svg:y="7.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3.874cm" svg:height="3.81cm" svg:x="21.955cm" svg:y="9.12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7" draw:layer="layout" svg:width="3.175cm" svg:height="2.84cm" svg:x="22.336cm" svg:y="9.7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3.175cm" svg:height="3.122cm" svg:x="22.336cm" svg:y="9.56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2.54cm" svg:height="2.415cm" draw:transform="rotate (3.12064870256586) translate (25.129cm 12.153cm)">
            <text:p/>
            <draw:enhanced-geometry svg:viewBox="0 0 21600 21600" draw:mirror-vertical="true" draw:type="block-arc" draw:modifiers="-131.057422603684 4782.1193830226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9" draw:text-style-name="P7" draw:layer="layout" svg:width="2.894cm" svg:height="2.417cm" draw:transform="rotate (0.0219911485751285) translate (22.438cm 10.201cm)">
            <text:p/>
            <draw:enhanced-geometry svg:viewBox="0 0 21600 21600" draw:mirror-vertical="true" draw:type="block-arc" draw:modifiers="-169.960565731063 8982.402731931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  <draw:page draw:name="page3" draw:style-name="dp1" draw:master-page-name="Default">
        <draw:g>
          <draw:custom-shape draw:style-name="gr31" draw:text-style-name="P5" draw:layer="layout" svg:width="10.922cm" svg:height="3.81cm" svg:x="6.969cm" svg:y="7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1" draw:text-style-name="P3" draw:layer="layout" svg:width="4.063cm" svg:height="2.793cm" svg:x="12.43cm" svg:y="7.731cm" svg:viewBox="0 0 4064 2794" draw:points="4064,0 0,254 0,2413 4064,2794">
            <text:p/>
          </draw:polygon>
          <draw:custom-shape draw:style-name="gr32" draw:text-style-name="P7" draw:layer="layout" svg:width="5.08cm" svg:height="2.159cm" svg:x="7.35cm" svg:y="7.985cm">
            <text:p/>
            <draw:enhanced-geometry svg:viewBox="0 0 21600 21600" draw:type="rectangle" draw:enhanced-path="M 0 0 L 21600 0 21600 21600 0 21600 0 0 Z N"/>
          </draw:custom-shape>
          <draw:polygon draw:style-name="gr33" draw:text-style-name="P9" draw:layer="layout" svg:width="1.015cm" svg:height="2.793cm" svg:x="16.494cm" svg:y="7.731cm" svg:viewBox="0 0 1016 2794" draw:points="1016,2667 0,2794 0,0 1016,127">
            <text:p/>
          </draw:polygon>
        </draw:g>
        <draw:g>
          <draw:custom-shape draw:style-name="gr34" draw:text-style-name="P5" draw:layer="layout" svg:width="10.922cm" svg:height="3.81cm" svg:x="7.223cm" svg:y="12.43cm">
            <text:p/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3" draw:text-style-name="P9" draw:layer="layout" svg:width="4.063cm" svg:height="2.793cm" svg:x="8.62cm" svg:y="12.938cm" svg:viewBox="0 0 4064 2794" draw:points="0,0 4064,254 4064,2413 0,2794">
            <text:p/>
          </draw:polygon>
          <draw:custom-shape draw:style-name="gr32" draw:text-style-name="P7" draw:layer="layout" svg:width="5.08cm" svg:height="2.159cm" svg:x="12.684cm" svg:y="13.192cm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21" draw:text-style-name="P3" draw:layer="layout" svg:width="1.015cm" svg:height="2.793cm" svg:x="7.604cm" svg:y="12.938cm" svg:viewBox="0 0 1016 2794" draw:points="0,2667 1016,2794 1016,0 0,12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7-06-20T07:34:55.861122396</meta:creation-date>
    <dc:date>2017-06-22T17:37:52.082182118</dc:date>
    <meta:editing-duration>PT1H6M27S</meta:editing-duration>
    <meta:editing-cycles>19</meta:editing-cycles>
    <meta:generator>LibreOffice/5.1.6.2$Linux_X86_64 LibreOffice_project/10m0$Build-2</meta:generator>
    <meta:document-statistic meta:object-count="77"/>
  </office:meta>
</office:document-meta>
</file>